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0099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cc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fffff" draw:stroke="none" fo:margin="1.000000000000000pt" style:wrap="biggest" style:wrap-dynamic-threshold="0.000000000000000pt" svg:fill-rule="nonzero"/>
    </style:style>
    <style:page-layout style:name="PL1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body>
    <office:drawing>
      <draw:page draw:name="" draw:id="page1" draw:master-page-name="Default">
        <draw:layer-set>
          <draw:layer draw:name=""/>
        </draw:layer-set>
        <draw:g draw:style-name="gr1" draw:id="shape1" draw:name="g579" svg:y="0.18467874400pt">
          <draw:g draw:style-name="gr1" draw:id="shape2" draw:name="g617" svg:y="0.00000000000pt">
            <draw:rect draw:style-name="gr2" draw:id="shape3" draw:name="rect614" draw:layer="" svg:width="1600.00000000000pt" svg:height="800.00000000000pt" draw:transform="matrix(0.12478838000 0.00000000000 0.00000000000 0.12476609000 0.18552876000pt 0.18467874400pt)"/>
            <draw:path draw:style-name="gr3" draw:id="shape4" draw:name="path615" draw:layer="" svg:width="800.00000000000pt" svg:height="800.00000000000pt" draw:transform="matrix(0.12478838000 0.00000000000 0.00000000000 0.12476609000 53.09580188000pt 0.18467874400pt)" svg:viewBox="0 0 800 800" svg:d="M0 0L800 800L800 0Z" koffice:nodeTypes="cccc"/>
          </draw:g>
          <draw:g draw:style-name="gr1" draw:id="shape5" draw:name="g629" svg:y="1.87264279129pt">
            <draw:path draw:style-name="gr4" draw:id="shape6" draw:name="polygon622" draw:layer="" svg:width="144.56000000000pt" svg:height="137.48528000000pt" draw:transform="matrix(0.12478838000 0.00000000000 0.00000000000 0.12476609000 37.73263122066pt 2.05732153529pt)" svg:viewBox="0 0 145 137" svg:d="M72.28 105.029L27.608 137.485L44.6712 84.9706L0 52.5147L55.2168 52.5147L72.28 0L72.28 0L89.3432 52.5147L144.56 52.5147L99.8888 84.9706L116.952 137.485Z" koffice:nodeTypes="cccccccccccc"/>
            <draw:path draw:style-name="gr4" draw:id="shape7" draw:name="polygon616" draw:layer="" svg:width="144.56000000000pt" svg:height="137.48528000000pt" draw:transform="matrix(0.12478838000 0.00000000000 0.00000000000 0.12476609000 50.21146922066pt 14.53393053529pt)" svg:viewBox="0 0 145 137" svg:d="M72.28 105.029L27.608 137.485L44.6712 84.9706L0 52.5147L55.2168 52.5147L72.28 0L72.28 0L89.3432 52.5147L144.56 52.5147L99.8888 84.9706L116.952 137.485Z" koffice:nodeTypes="cccccccccccc"/>
            <draw:path draw:style-name="gr4" draw:id="shape8" draw:name="polygon623" draw:layer="" svg:width="144.56000000000pt" svg:height="137.48528000000pt" draw:transform="matrix(0.12478838000 0.00000000000 0.00000000000 0.12476609000 62.69030722066pt 27.01053953529pt)" svg:viewBox="0 0 145 137" svg:d="M72.28 105.029L27.608 137.485L44.6712 84.9706L0 52.5147L55.2168 52.5147L72.28 0L72.28 0L89.3432 52.5147L144.56 52.5147L99.8888 84.9706L116.952 137.485Z" koffice:nodeTypes="cccccccccccc"/>
            <draw:path draw:style-name="gr4" draw:id="shape9" draw:name="polygon624" draw:layer="" svg:width="144.56000000000pt" svg:height="137.48528000000pt" draw:transform="matrix(0.12478838000 0.00000000000 0.00000000000 0.12476609000 75.16914522066pt 39.48714853529pt)" svg:viewBox="0 0 145 137" svg:d="M72.28 105.029L27.608 137.485L44.6712 84.9706L0 52.5147L55.2168 52.5147L72.28 0L72.28 0L89.3432 52.5147L144.56 52.5147L99.8888 84.9706L116.952 137.485Z" koffice:nodeTypes="cccccccccccc"/>
            <draw:path draw:style-name="gr4" draw:id="shape10" draw:name="polygon625" draw:layer="" svg:width="144.56000000000pt" svg:height="137.48528000000pt" draw:transform="matrix(0.12478838000 0.00000000000 0.00000000000 0.12476609000 87.64798322066pt 51.96375753529pt)" svg:viewBox="0 0 145 137" svg:d="M72.28 105.029L27.608 137.485L44.6712 84.9706L0 52.5147L55.2168 52.5147L72.28 0L72.28 0L89.3432 52.5147L144.56 52.5147L99.8888 84.9706L116.952 137.485Z" koffice:nodeTypes="cccccccccccc"/>
            <draw:path draw:style-name="gr4" draw:id="shape11" draw:name="polygon626" draw:layer="" svg:width="144.56000000000pt" svg:height="137.48528000000pt" draw:transform="matrix(0.12478838000 0.00000000000 0.00000000000 0.12476609000 100.12682122066pt 64.44036653529pt)" svg:viewBox="0 0 145 137" svg:d="M72.28 105.029L27.608 137.485L44.6712 84.9706L0 52.5147L55.2168 52.5147L72.28 0L72.28 0L89.3432 52.5147L144.56 52.5147L99.8888 84.9706L116.952 137.485Z" koffice:nodeTypes="cccccccccccc"/>
            <draw:path draw:style-name="gr4" draw:id="shape12" draw:name="polygon627" draw:layer="" svg:width="144.56000000000pt" svg:height="137.48528000000pt" draw:transform="matrix(0.12478838000 0.00000000000 0.00000000000 0.12476609000 112.60565922066pt 76.91697553529pt)" svg:viewBox="0 0 145 137" svg:d="M72.28 105.029L27.608 137.485L44.6712 84.9706L0 52.5147L55.2168 52.5147L72.28 0L72.28 0L89.3432 52.5147L144.56 52.5147L99.8888 84.9706L116.952 137.485Z" koffice:nodeTypes="cccccccccccc"/>
          </draw:g>
        </draw:g>
        <draw:path draw:style-name="gr5" draw:id="shape13" draw:name="path11682" draw:layer="" svg:width="11.14901200000pt" svg:height="6.54838526400pt" svg:x="28.62905040000pt" svg:y="0.12749897600pt" svg:viewBox="0 0 11 7" svg:d="M2.11163 0L5.57451 0L9.03738 0L11.149 6.54839L5.57451 2.49532L0 6.54839Z" koffice:nodeTypes="ccccccc"/>
        <draw:path draw:style-name="gr5" draw:id="shape14" draw:name="path11689" draw:layer="" svg:width="18.03948000000pt" svg:height="10.60488000000pt" svg:x="126.00870400000pt" svg:y="89.76618400000pt" svg:viewBox="0 0 18 11" svg:d="M5.55686 10.6049L0 6.55182L6.89834 6.55022L9.01974 0L11.1412 6.55022L18.0395 6.55182L12.4826 10.6049L9.01974 10.6049Z" koffice:nodeTypes="ccccccccc"/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6:11:27</dc:date>
    <meta:creation-date>2011-05-22T06:11:27</meta:creation-date>
    <dc:creator>Yue Liu</dc:creator>
  </office:meta>
</office:document-meta>
</file>